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ComponentContext.deregisterExternalEndpoint( ServiceEndpoint external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resolveEndpointReference( DocumentFragment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registerExternalEndpoint( ServiceEndpoint external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EndpointComponentContext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ComponentContext.getEndpointsFor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getNaming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getEndpointDescriptor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getInstall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getExternalEndpointsFor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getWorkspace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deactivateEndpoint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getCompon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getExternalEndpoints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get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activateEndpoint( QName serviceName ,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getDeliveryChann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dpointComponentContext.getLogger( String suffix , String resourceBund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getMBea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get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getEndpoints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getEndpoint( QName servic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mponentContext.EndpointComponentContext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